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8ad" officeooo:paragraph-rsid="000758ad"/>
    </style:style>
    <style:style style:name="P2" style:family="paragraph" style:parent-style-name="Standard">
      <style:text-properties officeooo:paragraph-rsid="000758ad"/>
    </style:style>
    <style:style style:name="P3" style:family="paragraph" style:parent-style-name="Standard">
      <style:text-properties officeooo:rsid="000a9416" officeooo:paragraph-rsid="000758ad"/>
    </style:style>
    <style:style style:name="P4" style:family="paragraph" style:parent-style-name="Standard">
      <style:text-properties officeooo:rsid="000a9416" officeooo:paragraph-rsid="000a9416"/>
    </style:style>
    <style:style style:name="P5" style:family="paragraph" style:parent-style-name="Standard">
      <style:text-properties officeooo:rsid="000b36bb" officeooo:paragraph-rsid="000b36bb"/>
    </style:style>
    <style:style style:name="T1" style:family="text">
      <style:text-properties officeooo:rsid="000758ad"/>
    </style:style>
    <style:style style:name="T2" style:family="text">
      <style:text-properties officeooo:rsid="0008dc0a"/>
    </style:style>
    <style:style style:name="T3" style:family="text">
      <style:text-properties officeooo:rsid="000a9416"/>
    </style:style>
    <style:style style:name="T4" style:family="text">
      <style:text-properties officeooo:rsid="000b36bb"/>
    </style:style>
    <style:style style:name="T5" style:family="text">
      <style:text-properties officeooo:rsid="000c0f15"/>
    </style:style>
    <style:style style:name="T6" style:family="text">
      <style:text-properties officeooo:rsid="000cccd3"/>
    </style:style>
    <style:style style:name="T7" style:family="text">
      <style:text-properties officeooo:rsid="000dab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circus.</text:p>
      <text:p text:style-name="P1"/>
      <text:p text:style-name="P2"><text:tab/>More than <text:span text:style-name="T2">twenty</text:span> years ago I started volunteering with a local youth circus program in my home town of Chicago. Although I could hardly juggle, I could help <text:span text:style-name="T6">with</text:span> <text:span text:style-name="T6">the</text:span> <text:span text:style-name="T6">homework</text:span> part <text:span text:style-name="T7">of the </text:span>after school program <text:span text:style-name="T7">they ran</text:span>. It was a bonus that as a volunteer I had access to weekly acrobatics classes with an amazing coach. I was just 20 years old at the time and within a year I would have drop out of university, much to my parents chagrin, <text:span text:style-name="T6">and </text:span>I be dedicati<text:span text:style-name="T6">ng</text:span> all my time to training and teaching circus- <text:span text:style-name="T2">a choice that would shape a huge part of the next two decades of my life. </text:span></text:p>
      <text:p text:style-name="P1"><text:tab/><text:span text:style-name="T2">Although the cliché of running away with the circus is often used metaphorically I literally did, although the face of circus has drastically change since I started. Theatres, street clothes and dreamlike movement can probably replace canvas, sawdust and horses in my story as an artist. I did get to see many places and work with many amazing people through it all, and always teaching was a big part of my journey. Some highlights include working with Cirque Eloi</text:span><text:span text:style-name="T3">z</text:span><text:span text:style-name="T2">e </text:span><text:span text:style-name="T3">(Montreal), Ockham’s Razor (London), Chamaleon Theatre (Berlin) and the Midnight Circus (Chicago).</text:span></text:p>
      <text:p text:style-name="P2"><text:span text:style-name="T1"><text:tab/></text:span><text:span text:style-name="T4">I relocated to London in 2011 and have lived here since. Since the pandemic I have not been performing but am still involved in the performing arts, working as a self-employed circus teacher and rigger mainly based out of the National Centre for Circus Arts in Shoreditch.</text:span></text:p>
      <text:p text:style-name="P3"><text:tab/></text:p>
      <text:p text:style-name="P1"/>
      <text:p text:style-name="P4">To Coding.</text:p>
      <text:p text:style-name="P4"/>
      <text:p text:style-name="P5">-Started during lock down</text:p>
      <text:p text:style-name="P5">-have often been fascinated by coding and enjoy that it’s something entirely new to what I was doing before.</text:p>
      <text:p text:style-name="P5">-enjoy the mental stimulation and challenge</text:p>
      <text:p text:style-name="P5">-like the narrative of the industry and that anyone can achieve it</text:p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17T09:50:59.248000000</meta:creation-date>
    <dc:date>2023-03-17T20:33:55.443000000</dc:date>
    <meta:editing-duration>PT4M13S</meta:editing-duration>
    <meta:editing-cycles>1</meta:editing-cycles>
    <meta:document-statistic meta:table-count="0" meta:image-count="0" meta:object-count="0" meta:page-count="1" meta:paragraph-count="10" meta:word-count="294" meta:character-count="1682" meta:non-whitespace-character-count="1392"/>
    <meta:generator>LibreOffice/6.4.4.2$Windows_X86_64 LibreOffice_project/3d775be2011f3886db32dfd395a6a6d1ca2630ff</meta:generator>
  </office:meta>
</office:document-meta>
</file>